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b424" officeooo:paragraph-rsid="0002b4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pythonsheets.com/notes/python-func.html" text:style-name="Internet_20_link" text:visited-style-name="Visited_20_Internet_20_Link">https://www.pythonsheets.com/notes/python-func.html</text:a></text:p>
      <text:p text:style-name="Standard"><text:a xlink:type="simple" xlink:href="https://www.pythonsheets.com/notes/python-list.html" text:style-name="Internet_20_link" text:visited-style-name="Visited_20_Internet_20_Link">https://www.pythonsheets.com/notes/python-list.html</text:a></text:p>
      <text:p text:style-name="Standard"><text:a xlink:type="simple" xlink:href="https://www.pythonsheets.com/notes/python-dict.html" text:style-name="Internet_20_link" text:visited-style-name="Visited_20_Internet_20_Link">https://www.pythonsheets.com/notes/python-dict.html</text:a></text:p>
      <text:p text:style-name="P1"><text:a xlink:type="simple" xlink:href="https://s3.amazonaws.com/thinkific/file_uploads/118220/attachments/507/bcf/ea3/data.csv.zip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1:58:50.937695723</meta:creation-date>
    <dc:date>2020-04-15T12:16:30.738584372</dc:date>
    <meta:editing-duration>PT7M29S</meta:editing-duration>
    <meta:editing-cycles>1</meta:editing-cycles>
    <meta:document-statistic meta:table-count="0" meta:image-count="0" meta:object-count="0" meta:page-count="1" meta:paragraph-count="3" meta:word-count="3" meta:character-count="153" meta:non-whitespace-character-count="153"/>
    <meta:generator>LibreOffice/6.0.7.3$Linux_X86_64 LibreOffice_project/00m0$Build-3</meta:generator>
  </office:meta>
</office:document-meta>
</file>